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3_5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2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/text:p>
      <text:p text:style-name="P5">Author of letter<text:tab/><text:tab/><text:tab/><text:tab/>DeMark Blumenthal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5636</text:p>
      <text:p text:style-name="P5">Date (derived from Gregorian calendar)<text:tab/>21 November 1876</text:p>
      <text:p text:style-name="P5">Month<text:tab/><text:tab/><text:tab/><text:tab/><text:tab/><text:tab/>November</text:p>
      <text:p text:style-name="P5">Year<text:tab/><text:tab/><text:tab/><text:tab/><text:tab/><text:tab/>1876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/text:p>
      <text:p text:style-name="P5">Postma<text:tab/>rk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3"><text:span text:style-name="T1">53 W. 42</text:span><text:span text:style-name="T2">nd</text:span><text:span text:style-name="T1"> St/</text:span></text:p>
      <text:p text:style-name="P3"><text:span text:style-name="T1">Nov. 21</text:span><text:span text:style-name="T2">st</text:span><text:span text:style-name="T1"> 5636/</text:span></text:p>
      <text:p text:style-name="P2"><text:span text:style-name="T1">Revd &amp; Dear Sir,/</text:span></text:p>
      <text:p text:style-name="P2"><text:span text:style-name="T1"><text:tab/>The perusal of your/ remarks on the Ritual Question act II/ has left so agreeable an impression/ on my mind, that I cannot forbear/ though only a lay man. <text:s/>Expressing/ to you, my deep gratification and/ pleasure./</text:span></text:p>
      <text:p text:style-name="P2"><text:span text:style-name="T1"><text:tab/>You have therein spoken/ words and taken a position, which/ will find a ready response in the breasts and heads of thousands of/ conservatives./</text:span></text:p>
      <text:p text:style-name="P2"><text:span text:style-name="T1"><text:tab/>Wold to Heaven those/ Golden words had been spoken/ </text:span></text:p>
      <text:p text:style-name="P2"><text:span text:style-name="T1"/></text:p>
      <text:p text:style-name="P2"><text:span text:style-name="T1">[Page 2]</text:span></text:p>
      <text:p text:style-name="P2"><text:span text:style-name="T1">twenty five years sooner!/</text:span></text:p>
      <text:p text:style-name="P2"><text:span text:style-name="T1">How much good might they/ not have done! <text:s/>How much/ Evil, might they not have prevented!/</text:span></text:p>
      <text:p text:style-name="P2"><text:span text:style-name="T1"/></text:p>
      <text:p text:style-name="P2"><text:span text:style-name="T1"><text:tab/>It is however not yet too/ late, if the Ministers of the different/ congregations will now go to/ work unitedly. <text:s/>Acting with/ all possible circumspection--/but without unnecessary delay./ <text:s/>Every day is of importance./ <text:s/>The unfortunate prejudices/ existing between different nationalities/ have been too long fostered!/ <text:s/>War is made for trifles; Principles/ are oerlooked[sic]!/</text:span></text:p>
      <text:p text:style-name="P2"><text:span text:style-name="T1"/></text:p>
      <text:p text:style-name="P2"><text:span text:style-name="T1"><text:tab/>Let me pray you then/ dear sir to stand firm/</text:span></text:p>
      <text:p text:style-name="P2"><text:span text:style-name="T1"/></text:p>
      <text:p text:style-name="P2"><text:span text:style-name="T1">[Page 3]</text:span></text:p>
      <text:p text:style-name="P2"><text:span text:style-name="T1">upon the ground you have/ taken; and soon I trust/ you will find ardent/ supporters and numerous/ advocates, in your just and/ pious efforts./</text:span></text:p>
      <text:p text:style-name="P2"><text:span text:style-name="T1"/></text:p>
      <text:p text:style-name="P2"><text:span text:style-name="T1">Trusting you will pardon/ this intrusion for the sake of its motive, I am/ dear sir, with kindest and/ highest personal regard/</text:span></text:p>
      <text:p text:style-name="P2"><text:span text:style-name="T1"><text:tab/>Very truly your's/</text:span></text:p>
      <text:p text:style-name="P2"><text:span text:style-name="T1"><text:tab/>De Mark Blumenthal/</text:span></text:p>
      <text:p text:style-name="P2"><text:span text:style-name="T1"/></text:p>
      <text:p text:style-name="P2"><text:span text:style-name="T1">Revd. S. Morais,/</text:span></text:p>
      <text:p text:style-name="P2"><text:span text:style-name="T1"><text:tab/>Philada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28T12:27:12</meta:creation-date>
    <dc:date>2009-05-28T12:39:12</dc:date>
    <dc:language>en-US</dc:language>
    <meta:editing-cycles>2</meta:editing-cycles>
    <meta:editing-duration>PT12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9" meta:word-count="388" meta:character-count="2620"/>
  </office:meta>
</office:document-meta>
</file>